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sans-serif1" svg:font-family="sans-serif" style:font-family-generic="swiss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542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paragraph-rsid="001ab542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ab542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paragraph-rsid="001ab542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ab542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1pt" officeooo:paragraph-rsid="001ab542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officeooo:rsid="001cc17f" officeooo:paragraph-rsid="001cc17f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cc17f" officeooo:paragraph-rsid="001cc17f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e7f26" officeooo:paragraph-rsid="001e7f26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ff3f9" officeooo:paragraph-rsid="001ff3f9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28125f" officeooo:paragraph-rsid="0028125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normal" officeooo:rsid="001e7f26" officeooo:paragraph-rsid="001e7f26" style:font-size-asian="9.60000038146973pt" style:font-weight-asian="normal" style:font-size-complex="11pt" style:font-weight-complex="normal"/>
    </style:style>
    <style:style style:name="P13" style:family="paragraph" style:parent-style-name="Footer">
      <style:paragraph-properties fo:text-align="center" style:justify-single-word="false"/>
      <style:text-properties style:font-name="sans-serif1" fo:font-size="10pt" officeooo:rsid="001ab542" officeooo:paragraph-rsid="001ab542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tyle="italic" style:font-style-asian="italic" style:font-style-complex="italic"/>
    </style:style>
    <style:style style:name="T4" style:family="text">
      <style:text-properties style:font-name="sans-serif" fo:font-style="italic" officeooo:rsid="00210d56" style:font-style-asian="italic" style:font-style-complex="italic"/>
    </style:style>
    <style:style style:name="T5" style:family="text">
      <style:text-properties style:font-name="sans-serif" fo:font-style="italic" officeooo:rsid="002234f2" style:font-style-asian="italic" style:font-style-complex="italic"/>
    </style:style>
    <style:style style:name="T6" style:family="text">
      <style:text-properties style:font-name="sans-serif" fo:font-style="italic" officeooo:rsid="00237539" style:font-style-asian="italic" style:font-style-complex="italic"/>
    </style:style>
    <style:style style:name="T7" style:family="text">
      <style:text-properties style:font-name="sans-serif" fo:font-style="italic" officeooo:rsid="002484e6" style:font-style-asian="italic" style:font-style-complex="italic"/>
    </style:style>
    <style:style style:name="T8" style:family="text">
      <style:text-properties style:font-name="sans-serif" fo:font-style="italic" officeooo:rsid="00299472" style:font-style-asian="italic" style:font-style-complex="italic"/>
    </style:style>
    <style:style style:name="T9" style:family="text">
      <style:text-properties style:font-name="sans-serif" fo:font-style="normal" style:font-style-asian="normal" style:font-style-complex="normal"/>
    </style:style>
    <style:style style:name="T10" style:family="text">
      <style:text-properties style:font-name="sans-serif" fo:font-style="normal" officeooo:rsid="00210d56" style:font-style-asian="normal" style:font-style-complex="normal"/>
    </style:style>
    <style:style style:name="T11" style:family="text">
      <style:text-properties style:font-name="sans-serif" fo:font-style="normal" officeooo:rsid="002234f2" style:font-style-asian="normal" style:font-style-complex="normal"/>
    </style:style>
    <style:style style:name="T12" style:family="text">
      <style:text-properties style:font-name="sans-serif" fo:font-style="normal" officeooo:rsid="00237539" style:font-style-asian="normal" style:font-style-complex="normal"/>
    </style:style>
    <style:style style:name="T13" style:family="text">
      <style:text-properties style:font-name="sans-serif" fo:font-style="normal" officeooo:rsid="002484e6" style:font-style-asian="normal" style:font-style-complex="normal"/>
    </style:style>
    <style:style style:name="T14" style:family="text">
      <style:text-properties style:font-name="sans-serif" fo:font-style="normal" officeooo:rsid="00299472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BALHO PRÁTICO Nº 2</text:span></text:p>
      <text:p text:style-name="P1"><text:span text:style-name="T2"/></text:p>
      <text:p text:style-name="P2"><text:span text:style-name="T1">Simulação de um sistema de home banking</text:span></text:p>
      <text:p text:style-name="P3"><text:span text:style-name="T1">Implementação de uma arquitetura cliente/servidor baseada em FIFOs</text:span></text:p>
      <text:p text:style-name="P4"><text:span text:style-name="T1"/></text:p>
      <text:p text:style-name="P6"><text:span text:style-name="T1"/></text:p>
      <text:p text:style-name="P7"><text:span text:style-name="T1">Estrutura das mensagens</text:span></text:p>
      <text:p text:style-name="P8"><text:span text:style-name="T1"/></text:p>
      <text:p text:style-name="P12"><text:span text:style-name="T1">Cliente→Servidor:</text:span></text:p>
      <text:p text:style-name="P12"><text:span text:style-name="T1"/></text:p>
      <text:p text:style-name="P11"><text:span text:style-name="T1">Os pedidos enviados pelo cliente estão no formato </text:span><text:span text:style-name="T3">TLV</text:span><text:span text:style-name="T9"> (usando as estruturas fornecidas). Existem 4 tipos de pedido, um para cada operação possível – criar conta, ver saldo, fazer transferência, encerrar servidor. </text:span><text:span text:style-name="T14">Todos os pedidos incluem um </text:span><text:span text:style-name="T8">header</text:span><text:span text:style-name="T14"> no </text:span><text:span text:style-name="T8">value</text:span><text:span text:style-name="T14"> que inclui ID de processo, ID de conta, </text:span><text:span text:style-name="T8">password</text:span><text:span text:style-name="T14"> e atraso. O pedido só é processado caso seja válido (por exemplo se o utilizador existe ou se </text:span><text:span text:style-name="T8">password</text:span><text:span text:style-name="T14"> corresponde ao seu ID). Caso seja um pedido de criação de conta ou de transferência, inclui ainda no </text:span><text:span text:style-name="T8">value</text:span><text:span text:style-name="T14"> uma estrutura de criação de conta ou de transferência com os dados necessários para efetuar o que é pedido.</text:span></text:p>
      <text:p text:style-name="P9"><text:span text:style-name="T1"/></text:p>
      <text:p text:style-name="P12"><text:span text:style-name="T1">Servidor→Cliente:</text:span></text:p>
      <text:p text:style-name="P9"><text:span text:style-name="T1"/></text:p>
      <text:p text:style-name="P8"><text:span text:style-name="T1"/></text:p>
      <text:p text:style-name="P7"><text:span text:style-name="T1">Mecanismos de sincronização</text:span></text:p>
      <text:p text:style-name="P8"><text:span text:style-name="T1"/></text:p>
      <text:p text:style-name="P8"><text:span text:style-name="T1"/></text:p>
      <text:p text:style-name="P7"><text:span text:style-name="T1">Encerramento do servidor</text:span></text:p>
      <text:p text:style-name="P8"><text:span text:style-name="T1"/></text:p>
      <text:p text:style-name="P10"><text:span text:style-name="T1">Quando o servidor recebe um request do </text:span><text:span text:style-name="T3">admin</text:span><text:span text:style-name="T9"> para encerrar, altera imediatamente as permissões do seu </text:span><text:span text:style-name="T3">fifo</text:span><text:span text:style-name="T9"> para escrita apenas, de forma a que não receba mais pedidos dos utilizadores. Faz, também, </text:span><text:span text:style-name="T3">set</text:span><text:span text:style-name="T9"> a uma variável que indica se o encerramento está iminente e atualiza o valor de balcões ativos </text:span><text:span text:style-name="T10">no </text:span><text:span text:style-name="T4">reply value</text:span><text:span text:style-name="T10">. </text:span><text:span text:style-name="T11">De seguida, desbloqueia todas as </text:span><text:span text:style-name="T5">threads</text:span><text:span text:style-name="T11"> </text:span><text:span text:style-name="T12">que estão à espera de novos pedidos (com</text:span><text:span text:style-name="T6"> pthread_cond_broadcast</text:span><text:span text:style-name="T12">), atualiza o </text:span><text:span text:style-name="T6">reply type</text:span><text:span text:style-name="T12"> e o </text:span><text:span text:style-name="T6">reply length</text:span><text:span text:style-name="T12"> e envia o </text:span><text:span text:style-name="T6">reply</text:span><text:span text:style-name="T12"> para o utilizador através de um </text:span><text:span text:style-name="T6">fifo</text:span><text:span text:style-name="T12"> criado para isso. </text:span><text:span text:style-name="T13">Finalmente, espera que todas as </text:span><text:span text:style-name="T7">threads</text:span><text:span text:style-name="T13"> terminem o seu trabalho (incluindo todos os pedidos que estavam em fila de espera quando o pedido de encerramento foi feito) e fecha e remove o </text:span><text:span text:style-name="T7">fifo</text:span><text:span text:style-name="T13"> do servidor, terminando o progra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sans-serif" svg:font-family="sans-serif"/>
    <style:font-face style:name="sans-serif1" svg:font-family="sans-serif" style:font-family-generic="swiss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sans-serif1" fo:font-size="10pt" officeooo:rsid="001ab542" officeooo:paragraph-rsid="001ab5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ésar Nogueira – 201706828 | Gonçalo Monteiro – 201706917 | Simão Santos – 20150469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4:51:14.342407847</meta:creation-date>
    <dc:date>2019-05-18T22:02:46.690297227</dc:date>
    <meta:editing-duration>PT40M4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274" meta:character-count="1695" meta:non-whitespace-character-count="1428"/>
  </office:meta>
</office:document-meta>
</file>